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a6a6"/>
    </style:style>
    <style:style style:name="ce4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a1467e"/>
    </style:style>
    <style:style style:name="ce11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ore e lavoro</text:p>
          </table:table-cell>
          <table:table-cell table:style-name="ce3" office:value-type="string" calcext:value-type="string">
            <text:p>Alessia Laghezza</text:p>
          </table:table-cell>
          <table:table-cell table:style-name="ce3"/>
          <table:table-cell table:style-name="ce4" office:value-type="string" calcext:value-type="string">
            <text:p>Alessio Novel</text:p>
          </table:table-cell>
          <table:table-cell table:style-name="ce4"/>
          <table:table-cell table:style-name="ce10" office:value-type="string" calcext:value-type="string">
            <text:p>Anna Metelli</text:p>
          </table:table-cell>
          <table:table-cell table:style-name="ce10"/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ore e lavoro (29/09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3" office:value-type="string" calcext:value-type="string">
            <text:p>Conteggio Laghezza</text:p>
          </table:table-cell>
          <table:table-cell table:formula="of:=SUM([.B:.B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7"/>
          <table:table-cell table:style-name="ce11" office:value-type="string" calcext:value-type="string">
            <text:p>Conteggio Novel</text:p>
          </table:table-cell>
          <table:table-cell table:formula="of:=SUM([.D:.D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7"/>
          <table:table-cell table:style-name="ce10" office:value-type="string" calcext:value-type="string">
            <text:p>Conteggio Metelli</text:p>
          </table:table-cell>
          <table:table-cell table:formula="of:=SUM([.F:.F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09-30T01:15:47.936261273</dc:date>
    <meta:editing-duration>PT11M36S</meta:editing-duration>
    <meta:editing-cycles>5</meta:editing-cycles>
    <meta:generator>LibreOffice/7.4.1.2$MacOSX_X86_64 LibreOffice_project/3c58a8f3a960df8bc8fd77b461821e42c061c5f0</meta:generator>
    <meta:document-statistic meta:table-count="1" meta:cell-count="71" meta:object-count="0"/>
  </office:meta>
</office:document-meta>
</file>